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CC5C90079E4486AD47.png" manifest:media-type="image/png"/>
  <manifest:file-entry manifest:full-path="Pictures/1000000100000219000000D8CF7061A867E6E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4.208cm" svg:height="5.715cm" draw:z-index="0"><draw:image xlink:href="Pictures/1000000100000219000000D8CF7061A867E6E62B.png" xlink:type="simple" xlink:show="embed" xlink:actuate="onLoad" draw:mime-type="image/png"/></draw:frame><draw:frame draw:style-name="fr1" draw:name="Image2" text:anchor-type="char" svg:x="0.741cm" svg:y="7.779cm" svg:width="17cm" svg:height="4.152cm" draw:z-index="1"><draw:image xlink:href="Pictures/1000000100000343000000CC5C90079E4486AD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0:11:06.935834670</meta:creation-date>
    <dc:date>2024-04-09T20:15:09.747097456</dc:date>
    <meta:editing-duration>PT4M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